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ssCmdHandler.onCommand( POP3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ssCmdHandler.doPASS( POP3Session session , String argum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7">
            <text:p text:style-name="Table_20_Contents">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